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2">
      <style:text-properties officeooo:rsid="00090f8b" officeooo:paragraph-rsid="00090f8b"/>
    </style:style>
    <style:style style:name="T1" style:family="text">
      <style:text-properties officeooo:rsid="0004852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8520" style:font-weight-asian="normal" style:font-weight-complex="normal"/>
    </style:style>
    <style:style style:name="T4" style:family="text">
      <style:text-properties fo:font-weight="normal" officeooo:rsid="0005324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tab/></text:span><text:span text:style-name="Strong_20_Emphasis"><text:span text:style-name="T1">Discord </text:span></text:span><text:span text:style-name="Strong_20_Emphasis"><text:span text:style-name="T3">- </text:span></text:span><text:span text:style-name="Strong_20_Emphasis"><text:span text:style-name="T2">это платформа для общения, которая стала невероятно популярной среди игроков и не только. С помощью Дискорда пользователи могут не только общаться в голосовом и текстовом формате, но и просматривать стримы, </text:span></text:span><text:span text:style-name="Strong_20_Emphasis"><text:span text:style-name="T4">запускать</text:span></text:span><text:span text:style-name="Strong_20_Emphasis"><text:span text:style-name="T2"> трансляци</text:span></text:span><text:span text:style-name="Strong_20_Emphasis"><text:span text:style-name="T4">и</text:span></text:span><text:span text:style-name="Strong_20_Emphasis"><text:span text:style-name="T2"> и даже создавать свои серверы.</text:span></text:span></text:p>
      <text:p text:style-name="Text_20_body"><text:span text:style-name="Strong_20_Emphasis">Пользователи:</text:span></text:p>
      <text:list xml:id="list3502619160" text:style-name="L1">
        <text:list-item>
          <text:p text:style-name="P1"><text:span text:style-name="Strong_20_Emphasis">Общение:</text:span></text:p>
          <text:list>
            <text:list-item>
              <text:p text:style-name="P1">Отправка текстовых сообщений в чат.</text:p>
            </text:list-item>
            <text:list-item>
              <text:p text:style-name="P1">Возможность присоединиться к голосовым каналам и общаться с другими участниками.</text:p>
            </text:list-item>
            <text:list-item>
              <text:p text:style-name="P1">Создание групповых чатов для обсуждения конкретных тем.</text:p>
            </text:list-item>
            <text:list-item>
              <text:p text:style-name="P1">Использование эмодзи и стикеров в сообщениях для выражения эмоций.</text:p>
            </text:list-item>
            <text:list-item>
              <text:p text:style-name="P1">Просмотр сообщений и файлов, отправленных другими пользователями.</text:p>
            </text:list-item>
          </text:list>
        </text:list-item>
        <text:list-item>
          <text:p text:style-name="P1"><text:span text:style-name="Strong_20_Emphasis">Просмотр контента:</text:span></text:p>
          <text:list>
            <text:list-item>
              <text:p text:style-name="P1">Просмотр стримов и трансляций, запущенных другими участниками или серверами.</text:p>
            </text:list-item>
            <text:list-item>
              <text:p text:style-name="P1">Возможность участвовать в событиях, проводимых на серверах, таких как конкурсы или общественные обсуждения.</text:p>
            </text:list-item>
          </text:list>
        </text:list-item>
        <text:list-item>
          <text:p text:style-name="P1"><text:span text:style-name="Strong_20_Emphasis">Создание контента:</text:span></text:p>
          <text:list>
            <text:list-item>
              <text:p text:style-name="P1">Запуск собственных стримов и трансляций для других пользователей.</text:p>
            </text:list-item>
            <text:list-item>
              <text:p text:style-name="P1">Создание сообщений с изображениями, видео и другими медиафайлами.</text:p>
            </text:list-item>
            <text:list-item>
              <text:p text:style-name="P1">Создание и управление собственным сервером для общения с друзьями или сообществом.</text:p>
            </text:list-item>
          </text:list>
        </text:list-item>
      </text:list>
      <text:p text:style-name="Text_20_body"><text:span text:style-name="Strong_20_Emphasis">Администраторы сервера:</text:span></text:p>
      <text:list xml:id="list2692229530" text:style-name="L2">
        <text:list-item>
          <text:p text:style-name="P2"><text:span text:style-name="Strong_20_Emphasis">Управление участниками:</text:span></text:p>
          <text:list>
            <text:list-item>
              <text:p text:style-name="P2">Приглашение новых участников на сервер.</text:p>
            </text:list-item>
            <text:list-item>
              <text:p text:style-name="P2">Выдача прав доступа (ролей) пользователям в зависимости от их статуса или участия в сообществе.</text:p>
            </text:list-item>
            <text:list-item>
              <text:p text:style-name="P2">Блокировка или удаление участников, нарушающих правила сервера.</text:p>
            </text:list-item>
          </text:list>
        </text:list-item>
        <text:list-item>
          <text:p text:style-name="P2"><text:span text:style-name="Strong_20_Emphasis">Настройка сервера:</text:span></text:p>
          <text:list>
            <text:list-item>
              <text:p text:style-name="P2">Управление каналами общения, включая создание, удаление и переименование каналов.</text:p>
            </text:list-item>
            <text:list-item>
              <text:p text:style-name="P2">Настройка прав доступа для каждого канала отдельно.</text:p>
            </text:list-item>
            <text:list-item>
              <text:p text:style-name="P2">Установка и изменение правил сервера и описания сообщества.</text:p>
            </text:list-item>
            <text:list-item>
              <text:p text:style-name="P5">Создание новых ролей и управление их возможностями</text:p>
            </text:list-item>
          </text:list>
        </text:list-item>
      </text:list>
      <text:p text:style-name="Text_20_body"><text:span text:style-name="Strong_20_Emphasis"/></text:p>
      <text:p text:style-name="Text_20_body"><text:soft-page-break/><text:span text:style-name="Strong_20_Emphasis"/></text:p>
      <text:list xml:id="list182911590672774" text:continue-numbering="true" text:style-name="L2">
        <text:list-item>
          <text:p text:style-name="P2"><text:span text:style-name="Strong_20_Emphasis">Модерация контента:</text:span></text:p>
          <text:list>
            <text:list-item>
              <text:p text:style-name="P2">Мониторинг сообщений и контента, опубликованного участниками.</text:p>
            </text:list-item>
            <text:list-item>
              <text:p text:style-name="P2">Удаление сообщений или контента, нарушающего правила сервера или законодательство.</text:p>
            </text:list-item>
            <text:list-item>
              <text:p text:style-name="P2">Возможность выдавать предупреждения или временные блокировки участникам, нарушающим правила.</text:p>
            </text:list-item>
          </text:list>
        </text:list-item>
      </text:list>
      <text:p text:style-name="Text_20_body"><text:span text:style-name="Strong_20_Emphasis">Разработчики/Администраторы Discord:</text:span></text:p>
      <text:list xml:id="list3169492112" text:style-name="L3">
        <text:list-item>
          <text:p text:style-name="P3"><text:span text:style-name="Strong_20_Emphasis">Обновления и поддержка:</text:span></text:p>
          <text:list>
            <text:list-item>
              <text:p text:style-name="P3">Регулярные обновления клиентской и серверной частей приложения для улучшения производительности и безопасности.</text:p>
            </text:list-item>
            <text:list-item>
              <text:p text:style-name="P3">Поддержка пользователей через официальные каналы связи, такие как форумы поддержки и онлайн-чаты.</text:p>
            </text:list-item>
            <text:list-item>
              <text:p text:style-name="P3">Разработка новых функций и возможностей для улучшения пользовательского опыта.</text:p>
            </text:list-item>
          </text:list>
        </text:list-item>
        <text:list-item>
          <text:p text:style-name="P3"><text:span text:style-name="Strong_20_Emphasis">Безопасность и конфиденциальность:</text:span></text:p>
          <text:list>
            <text:list-item>
              <text:p text:style-name="P3">Мониторинг безопасности платформы и предотвращение возможных угроз безопасности, таких как хакерские атаки или спам.</text:p>
            </text:list-item>
            <text:list-item>
              <text:p text:style-name="P3">Защита конфиденциальности пользователей и их данных в соответствии с политикой конфиденциальности Discord.</text:p>
            </text:list-item>
            <text:list-item>
              <text:p text:style-name="P3">Быстрое реагирование на возникшие проблемы безопасности и предоставление обновлений для их устранения.</text:p>
            </text:list-item>
          </text:list>
        </text:list-item>
      </text:list>
      <text:p text:style-name="Text_20_body"/>
      <text:p text:style-name="Text_20_body"><text:span text:style-name="Strong_20_Emphasis"/></text:p>
      <text:list xml:id="list3929061876" text:style-name="L4">
        <text:list-item>
          <text:p text:style-name="P4"><text:span text:style-name="Strong_20_Emphasis">Хранение информации о пользователях:</text:span></text:p>
          <text:list>
            <text:list-item>
              <text:p text:style-name="P4">Должна быть возможность хранения учетных записей пользователей, включая их уникальные идентификаторы, никнеймы, электронные адреса и хэши паролей.</text:p>
            </text:list-item>
            <text:list-item>
              <text:p text:style-name="P4">Требуется поддержка различных атрибутов профиля, таких как статус онлайн, дата регистрации и другие персональные данные.</text:p>
            </text:list-item>
          </text:list>
        </text:list-item>
        <text:list-item>
          <text:p text:style-name="P4"><text:span text:style-name="Strong_20_Emphasis">Управление серверами:</text:span></text:p>
          <text:list>
            <text:list-item>
              <text:p text:style-name="P4">База данных должна поддерживать информацию о созданных серверах, включая их названия, описания, даты создания и идентификаторы владельцев.</text:p>
            </text:list-item>
          </text:list>
        </text:list-item>
        <text:list-item>
          <text:p text:style-name="P4"><text:span text:style-name="Strong_20_Emphasis">Сохранение сообщений:</text:span></text:p>
          <text:list>
            <text:list-item>
              <text:p text:style-name="P4"><text:soft-page-break/>Должна быть возможность хранения текстовых сообщений, включая их содержание, даты отправки, идентификаторы отправителей и идентификаторы серверов или личных чатов, в которых они были отправлены.</text:p>
            </text:list-item>
          </text:list>
        </text:list-item>
        <text:list-item>
          <text:p text:style-name="P4"><text:span text:style-name="Strong_20_Emphasis">Управление каналами:</text:span></text:p>
          <text:list>
            <text:list-item>
              <text:p text:style-name="P4">База данных должна поддерживать информацию о созданных каналах внутри серверов, включая их названия, описания, типы (текстовый, голосовой и т. д.) и настройки доступа.</text:p>
            </text:list-item>
          </text:list>
        </text:list-item>
        <text:list-item>
          <text:p text:style-name="P4"><text:span text:style-name="Strong_20_Emphasis">Управление ролями и правами доступа:</text:span></text:p>
          <text:list>
            <text:list-item>
              <text:p text:style-name="P4">Должна быть поддержка хранения информации о ролях пользователей в серверах, включая их названия, права доступа и цветовую идентификацию.</text:p>
            </text:list-item>
          </text:list>
        </text:list-item>
        <text:list-item>
          <text:p text:style-name="P4"><text:span text:style-name="Strong_20_Emphasis">Управление эмодзи и смайликами:</text:span></text:p>
          <text:list>
            <text:list-item>
              <text:p text:style-name="P4">База данных должна поддерживать хранение информации об эмодзи и смайликах, включая их изображения, названия и идентификаторы.</text:p>
            </text:list-item>
            <text:list-item>
              <text:p text:style-name="P4">Требуется поддержка связывания эмодзи с конкретными серверами или каналами.</text:p>
            </text:list-item>
          </text:list>
        </text:list-item>
        <text:list-item>
          <text:p text:style-name="P4"><text:span text:style-name="Strong_20_Emphasis">Хранение настроек пользователя:</text:span></text:p>
          <text:list>
            <text:list-item>
              <text:p text:style-name="P4">Должна быть возможность хранения индивидуальных настроек пользователей, таких как язык интерфейса, тема оформления и другие пользовательские предпочтения.</text:p>
            </text:list-item>
          </text:list>
        </text:list-item>
        <text:list-item>
          <text:p text:style-name="P4"><text:span text:style-name="Strong_20_Emphasis">Аудит и журналирование:</text:span></text:p>
          <text:list>
            <text:list-item>
              <text:p text:style-name="P4">База данных должна поддерживать аудит и журналирование действий пользователей, включая регистрацию входов, выходов, изменений профилей и других активностей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7:54:39.300002055</meta:creation-date>
    <dc:date>2024-03-04T18:29:10.332070242</dc:date>
    <meta:editing-duration>PT2H56M4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551" meta:character-count="4179" meta:non-whitespace-character-count="3735"/>
  </office:meta>
</office:document-meta>
</file>